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chTest_0.test_for_copy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remov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remov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multi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PatchTest_0.test_for_replac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mov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PatchTest_0.test_for_add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